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41278" officeooo:paragraph-rsid="00041278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41278" officeooo:paragraph-rsid="0004127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41278" officeooo:paragraph-rsid="0004127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3b7bdc" officeooo:paragraph-rsid="003b7bdc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55cec4" officeooo:paragraph-rsid="0055cec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58f4e1" officeooo:paragraph-rsid="0058f4e1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765fc" officeooo:paragraph-rsid="000765fc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officeooo:rsid="0011c3cf" officeooo:paragraph-rsid="0011c3cf" style:font-size-asian="16pt" style:font-size-complex="16pt"/>
    </style:style>
    <style:style style:name="P9" style:family="paragraph" style:parent-style-name="Standard">
      <style:text-properties fo:font-weight="bold" officeooo:rsid="000765fc" officeooo:paragraph-rsid="000765fc" style:font-weight-asian="bold" style:font-weight-complex="bold"/>
    </style:style>
    <style:style style:name="P10" style:family="paragraph" style:parent-style-name="Standard">
      <style:text-properties officeooo:rsid="000765fc" officeooo:paragraph-rsid="000765fc"/>
    </style:style>
    <style:style style:name="P11" style:family="paragraph" style:parent-style-name="Standard">
      <style:text-properties officeooo:rsid="000765fc" officeooo:paragraph-rsid="0020de7e"/>
    </style:style>
    <style:style style:name="P12" style:family="paragraph" style:parent-style-name="Standard">
      <style:text-properties officeooo:rsid="000765fc" officeooo:paragraph-rsid="006ffca1"/>
    </style:style>
    <style:style style:name="P13" style:family="paragraph" style:parent-style-name="Standard">
      <style:text-properties officeooo:rsid="000f0579" officeooo:paragraph-rsid="000f0579"/>
    </style:style>
    <style:style style:name="P14" style:family="paragraph" style:parent-style-name="Standard">
      <style:text-properties officeooo:rsid="000f0579" officeooo:paragraph-rsid="0011c3cf"/>
    </style:style>
    <style:style style:name="P15" style:family="paragraph" style:parent-style-name="Standard">
      <style:text-properties officeooo:rsid="0011c3cf" officeooo:paragraph-rsid="001b11b8"/>
    </style:style>
    <style:style style:name="P16" style:family="paragraph" style:parent-style-name="Standard">
      <style:text-properties fo:font-size="12pt" officeooo:rsid="000765fc" officeooo:paragraph-rsid="001ba3a6" style:font-size-asian="12pt" style:font-size-complex="12pt"/>
    </style:style>
    <style:style style:name="P17" style:family="paragraph" style:parent-style-name="Standard">
      <style:text-properties fo:font-size="12pt" officeooo:rsid="000765fc" officeooo:paragraph-rsid="0020de7e" style:font-size-asian="12pt" style:font-size-complex="12pt"/>
    </style:style>
    <style:style style:name="P18" style:family="paragraph" style:parent-style-name="Standard">
      <style:text-properties fo:font-size="12pt" officeooo:rsid="002201b0" officeooo:paragraph-rsid="002201b0" style:font-size-asian="12pt" style:font-size-complex="12pt"/>
    </style:style>
    <style:style style:name="P19" style:family="paragraph" style:parent-style-name="Standard">
      <style:text-properties fo:font-size="12pt" officeooo:rsid="00297d42" officeooo:paragraph-rsid="002cf92e" style:font-size-asian="12pt" style:font-size-complex="12pt"/>
    </style:style>
    <style:style style:name="P20" style:family="paragraph" style:parent-style-name="Standard">
      <style:text-properties fo:font-size="12pt" officeooo:rsid="00358b91" officeooo:paragraph-rsid="00358b91" style:font-size-asian="12pt" style:font-size-complex="12pt"/>
    </style:style>
    <style:style style:name="P21" style:family="paragraph" style:parent-style-name="Standard">
      <style:text-properties fo:font-size="12pt" officeooo:rsid="002b0ee7" officeooo:paragraph-rsid="002cf92e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b7bdc" officeooo:paragraph-rsid="003b7bd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3c781c" officeooo:paragraph-rsid="003c781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40a924" officeooo:paragraph-rsid="004300e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43b8c8" officeooo:paragraph-rsid="0043b8c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43ea0a" officeooo:paragraph-rsid="0043ea0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46ee14" officeooo:paragraph-rsid="0046ee1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4785db" officeooo:paragraph-rsid="004785d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4b1c9c" officeooo:paragraph-rsid="004b1c9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785db" officeooo:paragraph-rsid="004785db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40a924" officeooo:paragraph-rsid="004300e8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4785db" officeooo:paragraph-rsid="004785db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3c781c" officeooo:paragraph-rsid="003c781c" style:font-size-asian="10.5pt" style:font-weight-asian="bold" style:font-size-complex="12pt" style:font-weight-complex="bold"/>
    </style:style>
    <style:style style:name="P34" style:family="paragraph" style:parent-style-name="Standard">
      <style:text-properties officeooo:rsid="001e0210" officeooo:paragraph-rsid="001e0210"/>
    </style:style>
    <style:style style:name="P35" style:family="paragraph" style:parent-style-name="Standard">
      <style:text-properties officeooo:rsid="002fc75f" officeooo:paragraph-rsid="0030cf4c"/>
    </style:style>
    <style:style style:name="P36" style:family="paragraph" style:parent-style-name="Standard">
      <style:paragraph-properties fo:text-align="start" style:justify-single-word="false"/>
      <style:text-properties fo:font-size="10pt" fo:font-weight="normal" officeooo:rsid="0040a924" officeooo:paragraph-rsid="0040a924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0pt" fo:font-weight="normal" officeooo:rsid="003b7bdc" officeooo:paragraph-rsid="003b7bdc" style:font-size-asian="10pt" style:font-weight-asian="normal" style:font-size-complex="10pt" style:font-weight-complex="normal"/>
    </style:style>
    <style:style style:name="P38" style:family="paragraph" style:parent-style-name="Standard">
      <style:text-properties officeooo:rsid="004dd203" officeooo:paragraph-rsid="004dd203"/>
    </style:style>
    <style:style style:name="P39" style:family="paragraph" style:parent-style-name="Standard">
      <style:text-properties officeooo:rsid="00515f72" officeooo:paragraph-rsid="00515f72"/>
    </style:style>
    <style:style style:name="P40" style:family="paragraph" style:parent-style-name="Standard">
      <style:text-properties officeooo:rsid="0053220a" officeooo:paragraph-rsid="0053220a"/>
    </style:style>
    <style:style style:name="P41" style:family="paragraph" style:parent-style-name="Standard">
      <style:text-properties fo:font-style="italic" officeooo:rsid="0053220a" officeooo:paragraph-rsid="0053220a" style:font-style-asian="italic" style:font-style-complex="italic"/>
    </style:style>
    <style:style style:name="P42" style:family="paragraph" style:parent-style-name="Standard">
      <style:text-properties officeooo:rsid="0055cec4" officeooo:paragraph-rsid="0055cec4"/>
    </style:style>
    <style:style style:name="P43" style:family="paragraph" style:parent-style-name="Standard">
      <style:text-properties officeooo:rsid="00580c67" officeooo:paragraph-rsid="00580c67"/>
    </style:style>
    <style:style style:name="P44" style:family="paragraph" style:parent-style-name="Standard">
      <style:text-properties officeooo:rsid="0058f4e1" officeooo:paragraph-rsid="0058f4e1"/>
    </style:style>
    <style:style style:name="P45" style:family="paragraph" style:parent-style-name="Standard">
      <style:text-properties officeooo:rsid="005b8535" officeooo:paragraph-rsid="005b8535"/>
    </style:style>
    <style:style style:name="P46" style:family="paragraph" style:parent-style-name="Standard">
      <style:text-properties style:text-underline-style="solid" style:text-underline-width="auto" style:text-underline-color="font-color" officeooo:rsid="005b8535" officeooo:paragraph-rsid="005b8535"/>
    </style:style>
    <style:style style:name="P47" style:family="paragraph" style:parent-style-name="Standard">
      <style:text-properties style:text-underline-style="solid" style:text-underline-width="auto" style:text-underline-color="font-color" fo:font-weight="normal" officeooo:rsid="00637ac3" officeooo:paragraph-rsid="00637ac3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6ba84e" officeooo:paragraph-rsid="006ba84e"/>
    </style:style>
    <style:style style:name="P4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6d97ba" officeooo:paragraph-rsid="006d97ba"/>
    </style:style>
    <style:style style:name="P5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6ebe28" officeooo:paragraph-rsid="006ebe28"/>
    </style:style>
    <style:style style:name="P51" style:family="paragraph" style:parent-style-name="Standard">
      <style:text-properties style:text-underline-style="solid" style:text-underline-width="auto" style:text-underline-color="font-color" officeooo:rsid="006f4470" officeooo:paragraph-rsid="006f4470"/>
    </style:style>
    <style:style style:name="P52" style:family="paragraph" style:parent-style-name="Standard">
      <style:text-properties style:text-underline-style="solid" style:text-underline-width="auto" style:text-underline-color="font-color" officeooo:rsid="006f4470" officeooo:paragraph-rsid="006ffca1"/>
    </style:style>
    <style:style style:name="P53" style:family="paragraph" style:parent-style-name="Standard">
      <style:text-properties style:text-underline-style="solid" style:text-underline-width="auto" style:text-underline-color="font-color" officeooo:rsid="006f4470" officeooo:paragraph-rsid="0073c1c9"/>
    </style:style>
    <style:style style:name="P54" style:family="paragraph" style:parent-style-name="Standard">
      <style:text-properties officeooo:rsid="005f4fc5" officeooo:paragraph-rsid="005f4fc5"/>
    </style:style>
    <style:style style:name="P55" style:family="paragraph" style:parent-style-name="Standard">
      <style:text-properties officeooo:rsid="00605057" officeooo:paragraph-rsid="00605057"/>
    </style:style>
    <style:style style:name="P56" style:family="paragraph" style:parent-style-name="Standard">
      <style:text-properties officeooo:rsid="00637ac3" officeooo:paragraph-rsid="00637ac3"/>
    </style:style>
    <style:style style:name="P57" style:family="paragraph" style:parent-style-name="Standard">
      <style:text-properties officeooo:rsid="005cfd41" officeooo:paragraph-rsid="005cfd41"/>
    </style:style>
    <style:style style:name="P58" style:family="paragraph" style:parent-style-name="Standard">
      <style:text-properties officeooo:rsid="005cfd41" officeooo:paragraph-rsid="0073c1c9"/>
    </style:style>
    <style:style style:name="P59" style:family="paragraph" style:parent-style-name="Standard">
      <style:text-properties officeooo:rsid="005cfd41" officeooo:paragraph-rsid="00741d8d"/>
    </style:style>
    <style:style style:name="P60" style:family="paragraph" style:parent-style-name="Standard">
      <style:paragraph-properties fo:text-align="start" style:justify-single-word="false"/>
      <style:text-properties officeooo:rsid="00c0b97c" officeooo:paragraph-rsid="0066bc3a"/>
    </style:style>
    <style:style style:name="P61" style:family="paragraph" style:parent-style-name="Standard">
      <style:paragraph-properties fo:text-align="start" style:justify-single-word="false"/>
      <style:text-properties officeooo:rsid="00c3b356" officeooo:paragraph-rsid="0066bc3a"/>
    </style:style>
    <style:style style:name="P62" style:family="paragraph" style:parent-style-name="Standard">
      <style:paragraph-properties fo:text-align="start" style:justify-single-word="false"/>
      <style:text-properties officeooo:rsid="00bcd33a" officeooo:paragraph-rsid="0066bc3a"/>
    </style:style>
    <style:style style:name="P63" style:family="paragraph" style:parent-style-name="Standard">
      <style:paragraph-properties fo:text-align="start" style:justify-single-word="false"/>
      <style:text-properties officeooo:rsid="00bcd33a" officeooo:paragraph-rsid="006ebe28"/>
    </style:style>
    <style:style style:name="P64" style:family="paragraph" style:parent-style-name="Standard">
      <style:text-properties officeooo:rsid="00696a35" officeooo:paragraph-rsid="006fa69b"/>
    </style:style>
    <style:style style:name="P65" style:family="paragraph" style:parent-style-name="Standard">
      <style:paragraph-properties fo:text-align="start" style:justify-single-word="false"/>
      <style:text-properties officeooo:rsid="006ba84e" officeooo:paragraph-rsid="006ba84e"/>
    </style:style>
    <style:style style:name="P66" style:family="paragraph" style:parent-style-name="Standard">
      <style:paragraph-properties fo:text-align="start" style:justify-single-word="false"/>
      <style:text-properties officeooo:rsid="006d97ba" officeooo:paragraph-rsid="006d97ba"/>
    </style:style>
    <style:style style:name="P67" style:family="paragraph" style:parent-style-name="Standard">
      <style:text-properties officeooo:rsid="006ffca1" officeooo:paragraph-rsid="006ffca1"/>
    </style:style>
    <style:style style:name="P68" style:family="paragraph" style:parent-style-name="Standard">
      <style:text-properties officeooo:rsid="00741d8d" officeooo:paragraph-rsid="00741d8d"/>
    </style:style>
    <style:style style:name="P69" style:family="paragraph" style:parent-style-name="Standard">
      <style:text-properties fo:font-variant="normal" fo:text-transform="none" fo:color="#242729" style:font-name="Liberation Serif" fo:font-size="11.25pt" fo:letter-spacing="normal" fo:font-style="normal" style:text-underline-style="solid" style:text-underline-width="auto" style:text-underline-color="font-color" fo:font-weight="normal" officeooo:rsid="00741d8d" officeooo:paragraph-rsid="00741d8d"/>
    </style:style>
    <style:style style:name="P70" style:family="paragraph" style:parent-style-name="Standard">
      <style:text-properties style:text-underline-style="none" officeooo:rsid="0075a00f" officeooo:paragraph-rsid="0075a00f"/>
    </style:style>
    <style:style style:name="P71" style:family="paragraph" style:parent-style-name="Standard">
      <style:text-properties officeooo:rsid="007640e7" officeooo:paragraph-rsid="007640e7"/>
    </style:style>
    <style:style style:name="P72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3" style:family="paragraph" style:parent-style-name="Horizontal_20_Line">
      <style:text-properties officeooo:rsid="0053220a"/>
    </style:style>
    <style:style style:name="P74" style:family="paragraph" style:parent-style-name="Standard">
      <style:paragraph-properties fo:text-align="center" style:justify-single-word="false"/>
      <style:text-properties fo:font-size="16pt" fo:font-weight="bold" officeooo:rsid="00696a35" officeooo:paragraph-rsid="00696a35" style:font-size-asian="16pt" style:font-weight-asian="bold" style:font-size-complex="16pt" style:font-weight-complex="bold"/>
    </style:style>
    <style:style style:name="P75" style:family="paragraph" style:parent-style-name="Standard">
      <style:paragraph-properties fo:text-align="center" style:justify-single-word="false"/>
      <style:text-properties fo:font-size="16pt" fo:font-weight="bold" officeooo:rsid="00796179" officeooo:paragraph-rsid="00796179" style:font-size-asian="16pt" style:font-weight-asian="bold" style:font-size-complex="16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size="12pt" fo:font-weight="bold" officeooo:rsid="00840906" officeooo:paragraph-rsid="00840906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777f77" officeooo:paragraph-rsid="00777f77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7df679" officeooo:paragraph-rsid="007df679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7df679" officeooo:paragraph-rsid="007f21b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7df679" officeooo:paragraph-rsid="00825bc3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7eae53" officeooo:paragraph-rsid="007eae53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80bbec" officeooo:paragraph-rsid="0080bbec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840906" officeooo:paragraph-rsid="00840906" style:font-size-asian="10.5pt" style:font-weight-asian="normal" style:font-size-complex="12pt" style:font-weight-complex="normal"/>
    </style:style>
    <style:style style:name="P84" style:family="paragraph" style:parent-style-name="Standard" style:list-style-name="L1">
      <style:paragraph-properties fo:text-align="start" style:justify-single-word="false"/>
      <style:text-properties fo:font-size="12pt" fo:font-weight="normal" officeooo:rsid="00840906" officeooo:paragraph-rsid="00840906" style:font-size-asian="10.5pt" style:font-weight-asian="normal" style:font-size-complex="12pt" style:font-weight-complex="normal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12pt" fo:font-weight="normal" officeooo:rsid="00840906" officeooo:paragraph-rsid="008539b4" style:font-size-asian="10.5pt" style:font-weight-asian="normal" style:font-size-complex="12pt" style:font-weight-complex="normal"/>
    </style:style>
    <style:style style:name="P86" style:family="paragraph" style:parent-style-name="Standard" style:list-style-name="L1">
      <style:paragraph-properties fo:text-align="start" style:justify-single-word="false"/>
      <style:text-properties fo:font-size="12pt" fo:font-weight="normal" officeooo:rsid="008539b4" officeooo:paragraph-rsid="008539b4" style:font-size-asian="10.5pt" style:font-weight-asian="normal" style:font-size-complex="12pt" style:font-weight-complex="normal"/>
    </style:style>
    <style:style style:name="P87" style:family="paragraph" style:parent-style-name="Standard" style:list-style-name="L1">
      <style:paragraph-properties fo:text-align="start" style:justify-single-word="false"/>
      <style:text-properties fo:font-size="12pt" fo:font-weight="normal" officeooo:rsid="00884ecb" officeooo:paragraph-rsid="00884ecb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8999e8" officeooo:paragraph-rsid="008999e8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8e1c2e" officeooo:paragraph-rsid="008e1c2e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91163b" officeooo:paragraph-rsid="0091163b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80bbec" officeooo:paragraph-rsid="0080bbec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840906" officeooo:paragraph-rsid="00840906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0pt" fo:font-weight="normal" officeooo:rsid="00777f77" officeooo:paragraph-rsid="00777f77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0pt" fo:font-weight="normal" officeooo:rsid="00840906" officeooo:paragraph-rsid="00840906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0pt" fo:font-weight="normal" officeooo:rsid="007df679" officeooo:paragraph-rsid="007df679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0pt" fo:font-weight="normal" officeooo:rsid="007df679" officeooo:paragraph-rsid="007f21bc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0pt" fo:font-weight="normal" officeooo:rsid="007df679" officeooo:paragraph-rsid="008b57a4" style:font-size-asian="10pt" style:font-weight-asian="normal" style:font-size-complex="10pt" style:font-weight-complex="normal"/>
    </style:style>
    <style:style style:name="T1" style:family="text">
      <style:text-properties officeooo:rsid="00072c20"/>
    </style:style>
    <style:style style:name="T2" style:family="text">
      <style:text-properties officeooo:rsid="00090882"/>
    </style:style>
    <style:style style:name="T3" style:family="text">
      <style:text-properties officeooo:rsid="000b41bb"/>
    </style:style>
    <style:style style:name="T4" style:family="text">
      <style:text-properties officeooo:rsid="000b5845"/>
    </style:style>
    <style:style style:name="T5" style:family="text">
      <style:text-properties fo:font-weight="normal" officeooo:rsid="000b41bb" style:font-weight-asian="normal" style:font-weight-complex="normal"/>
    </style:style>
    <style:style style:name="T6" style:family="text">
      <style:text-properties fo:font-weight="normal" officeooo:rsid="000c7648" style:font-weight-asian="normal" style:font-weight-complex="normal"/>
    </style:style>
    <style:style style:name="T7" style:family="text">
      <style:text-properties fo:font-weight="normal" officeooo:rsid="000e5d78" style:font-weight-asian="normal" style:font-weight-complex="normal"/>
    </style:style>
    <style:style style:name="T8" style:family="text">
      <style:text-properties fo:font-weight="normal" officeooo:rsid="00504e4d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5d78" style:font-weight-asian="bold" style:font-weight-complex="bold"/>
    </style:style>
    <style:style style:name="T11" style:family="text">
      <style:text-properties fo:font-weight="bold" officeooo:rsid="00137c2c" style:font-weight-asian="bold" style:font-weight-complex="bold"/>
    </style:style>
    <style:style style:name="T12" style:family="text">
      <style:text-properties fo:font-weight="bold" officeooo:rsid="001ba3a6" style:font-weight-asian="bold" style:font-weight-complex="bold"/>
    </style:style>
    <style:style style:name="T13" style:family="text">
      <style:text-properties fo:font-weight="bold" officeooo:rsid="00504e4d" style:font-weight-asian="bold" style:font-weight-complex="bold"/>
    </style:style>
    <style:style style:name="T14" style:family="text">
      <style:text-properties fo:font-weight="bold" officeooo:rsid="006f4470" style:font-weight-asian="bold" style:font-weight-complex="bold"/>
    </style:style>
    <style:style style:name="T15" style:family="text">
      <style:text-properties fo:font-weight="bold" officeooo:rsid="007096ef" style:font-weight-asian="bold" style:font-weight-complex="bold"/>
    </style:style>
    <style:style style:name="T16" style:family="text">
      <style:text-properties fo:font-weight="bold" officeooo:rsid="006ba84e" style:font-weight-asian="bold" style:font-weight-complex="bold"/>
    </style:style>
    <style:style style:name="T17" style:family="text">
      <style:text-properties fo:font-weight="bold" officeooo:rsid="006adaa9" style:font-weight-asian="bold" style:font-weight-complex="bold"/>
    </style:style>
    <style:style style:name="T18" style:family="text">
      <style:text-properties fo:font-weight="bold" officeooo:rsid="006ebe28" style:font-weight-asian="bold" style:font-weight-complex="bold"/>
    </style:style>
    <style:style style:name="T19" style:family="text">
      <style:text-properties fo:font-weight="bold" officeooo:rsid="007640e7" style:font-weight-asian="bold" style:font-weight-complex="bold"/>
    </style:style>
    <style:style style:name="T20" style:family="text">
      <style:text-properties fo:font-weight="bold" officeooo:rsid="00796179" style:font-weight-asian="bold" style:font-weight-complex="bold"/>
    </style:style>
    <style:style style:name="T21" style:family="text">
      <style:text-properties fo:font-weight="bold" officeooo:rsid="007c2890" style:font-weight-asian="bold" style:font-weight-complex="bold"/>
    </style:style>
    <style:style style:name="T22" style:family="text">
      <style:text-properties fo:font-weight="bold" officeooo:rsid="007eae53" style:font-weight-asian="bold" style:font-weight-complex="bold"/>
    </style:style>
    <style:style style:name="T23" style:family="text">
      <style:text-properties fo:font-weight="bold" officeooo:rsid="0091163b" style:font-weight-asian="bold" style:font-weight-complex="bold"/>
    </style:style>
    <style:style style:name="T24" style:family="text">
      <style:text-properties officeooo:rsid="0011c3cf"/>
    </style:style>
    <style:style style:name="T25" style:family="text">
      <style:text-properties officeooo:rsid="00137c2c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16pt" fo:font-weight="bold" officeooo:rsid="0066bc3a" style:font-size-asian="16pt" style:font-weight-asian="bold" style:font-size-complex="16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fo:font-weight="normal" style:font-size-asian="16pt" style:font-weight-asian="normal" style:font-size-complex="16pt" style:font-weight-complex="normal"/>
    </style:style>
    <style:style style:name="T30" style:family="text">
      <style:text-properties officeooo:rsid="00162c31"/>
    </style:style>
    <style:style style:name="T31" style:family="text">
      <style:text-properties officeooo:rsid="001643d9"/>
    </style:style>
    <style:style style:name="T32" style:family="text">
      <style:text-properties officeooo:rsid="0019b833"/>
    </style:style>
    <style:style style:name="T33" style:family="text">
      <style:text-properties officeooo:rsid="001ba3a6"/>
    </style:style>
    <style:style style:name="T34" style:family="text">
      <style:text-properties officeooo:rsid="001e0210"/>
    </style:style>
    <style:style style:name="T35" style:family="text">
      <style:text-properties officeooo:rsid="0020de7e"/>
    </style:style>
    <style:style style:name="T36" style:family="text">
      <style:text-properties officeooo:rsid="002201b0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20de7e" style:font-style-asian="italic" style:font-style-complex="italic"/>
    </style:style>
    <style:style style:name="T39" style:family="text">
      <style:text-properties style:text-position="super 58%" officeooo:rsid="002201b0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officeooo:rsid="001e0210"/>
    </style:style>
    <style:style style:name="T4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4" style:family="text">
      <style:text-properties officeooo:rsid="002b0ee7"/>
    </style:style>
    <style:style style:name="T45" style:family="text">
      <style:text-properties officeooo:rsid="00327fc7"/>
    </style:style>
    <style:style style:name="T46" style:family="text">
      <style:text-properties officeooo:rsid="0034b7f3"/>
    </style:style>
    <style:style style:name="T47" style:family="text">
      <style:text-properties officeooo:rsid="0036c5db"/>
    </style:style>
    <style:style style:name="T48" style:family="text">
      <style:text-properties officeooo:rsid="00386647"/>
    </style:style>
    <style:style style:name="T49" style:family="text">
      <style:text-properties officeooo:rsid="003c4cbe"/>
    </style:style>
    <style:style style:name="T50" style:family="text">
      <style:text-properties officeooo:rsid="003f9c4b"/>
    </style:style>
    <style:style style:name="T51" style:family="text">
      <style:text-properties style:text-underline-style="none"/>
    </style:style>
    <style:style style:name="T52" style:family="text">
      <style:text-properties officeooo:rsid="004785db"/>
    </style:style>
    <style:style style:name="T53" style:family="text">
      <style:text-properties officeooo:rsid="005a7f8d"/>
    </style:style>
    <style:style style:name="T54" style:family="text">
      <style:text-properties officeooo:rsid="005ac631"/>
    </style:style>
    <style:style style:name="T55" style:family="text">
      <style:text-properties officeooo:rsid="005b8535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font-size="14pt" fo:font-weight="bold" style:font-size-asian="14pt" style:font-weight-asian="bold" style:font-size-complex="14pt" style:font-weight-complex="bold"/>
    </style:style>
    <style:style style:name="T5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9" style:family="text">
      <style:text-properties officeooo:rsid="00618dde"/>
    </style:style>
    <style:style style:name="T60" style:family="text">
      <style:text-properties officeooo:rsid="0066bc3a"/>
    </style:style>
    <style:style style:name="T61" style:family="text">
      <style:text-properties officeooo:rsid="006d97ba"/>
    </style:style>
    <style:style style:name="T62" style:family="text">
      <style:text-properties officeooo:rsid="006ebe28"/>
    </style:style>
    <style:style style:name="T63" style:family="text">
      <style:text-properties officeooo:rsid="006f4470"/>
    </style:style>
    <style:style style:name="T64" style:family="text">
      <style:text-properties officeooo:rsid="0072dfd2"/>
    </style:style>
    <style:style style:name="T65" style:family="text">
      <style:text-properties officeooo:rsid="00796179"/>
    </style:style>
    <style:style style:name="T66" style:family="text">
      <style:text-properties officeooo:rsid="007c2890"/>
    </style:style>
    <style:style style:name="T67" style:family="text">
      <style:text-properties officeooo:rsid="007eae53"/>
    </style:style>
    <style:style style:name="T68" style:family="text">
      <style:text-properties officeooo:rsid="0081f800"/>
    </style:style>
    <style:style style:name="T69" style:family="text">
      <style:text-properties officeooo:rsid="00825bc3"/>
    </style:style>
    <style:style style:name="T70" style:family="text">
      <style:text-properties officeooo:rsid="008621f4"/>
    </style:style>
    <style:style style:name="T71" style:family="text">
      <style:text-properties officeooo:rsid="0086c799"/>
    </style:style>
    <style:style style:name="T72" style:family="text">
      <style:text-properties officeooo:rsid="008cc6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d Hat Certified System Administrator (EX200)</text:p>
      <text:p text:style-name="P1"/>
      <text:p text:style-name="P1"><text:a xlink:type="simple" xlink:href="https://developers.redhat.com/rhel8/install-rhel8-vbox/" text:style-name="Internet_20_link" text:visited-style-name="Visited_20_Internet_20_Link">https://developers.redhat.com/rhel8/install-rhel8-vbox/</text:a></text:p>
      <text:p text:style-name="P1"/>
      <text:p text:style-name="Horizontal_20_Line"/>
      <text:p text:style-name="P4">* To<text:span text:style-name="T50">o</text:span>ls to search information:</text:p>
      <text:p text:style-name="P4"/>
      <text:p text:style-name="P22"><text:span text:style-name="T26">Apropos:</text:span> <text:span text:style-name="T49">Search inside the manual pages (man database) for a command. Will tell you all the man pages which contain the command searched.</text:span></text:p>
      <text:p text:style-name="P22"/>
      <text:p text:style-name="P27">Lists all manual pages that contain the command searched in their title.</text:p>
      <text:p text:style-name="P22"/>
      <text:p text:style-name="P24"><text:span text:style-name="T40">Example:</text:span><text:span text:style-name="T51"><text:tab/></text:span></text:p>
      <text:p text:style-name="P31">apropos mount</text:p>
      <text:p text:style-name="P36">free (1) <text:s text:c="10"/><text:tab/> <text:tab/> - Display amount of free and used memory in the system</text:p>
      <text:p text:style-name="P36">mklost+found (8) <text:s text:c="3"/><text:tab/> - create a lost+found directory on a mounted Linux second extended file system</text:p>
      <text:p text:style-name="P36">mount (8) <text:s text:c="9"/><text:tab/><text:tab/> <text:s/>- mount a file system</text:p>
      <text:p text:style-name="P36">mountpoint (1) <text:s text:c="3"/><text:tab/> <text:s text:c="15"/>- see if a directory is a mountpoint</text:p>
      <text:p text:style-name="P36">ntfsmount (8) <text:s text:c="3"/><text:tab/><text:tab/> <text:s text:c="3"/>- Read/Write userspace NTFS driver.</text:p>
      <text:p text:style-name="P36">sleep (1) <text:s text:c="9"/><text:tab/><text:tab/> <text:s/>- delay for a specified amount of time</text:p>
      <text:p text:style-name="P36">switch_root (8) <text:s/><text:tab/><text:tab/> <text:s text:c="3"/>- switch to another filesystem as the root of the mount tree.</text:p>
      <text:p text:style-name="P36">umount (8) <text:s text:c="8"/><text:tab/><text:tab/> <text:s/>- unmount file systems</text:p>
      <text:p text:style-name="P37"/>
      <text:p text:style-name="P25">man -k <text:s/>&lt;command&gt; does the same:</text:p>
      <text:p text:style-name="P25"><text:span text:style-name="T40">Example:</text:span><text:span text:style-name="T51"> <text:s/></text:span><text:span text:style-name="T9">man -k mount</text:span></text:p>
      <text:p text:style-name="P33"/>
      <text:p text:style-name="P26">– Name(Section) → man pages uses this notation. <text:s/><text:span text:style-name="T40">Example:</text:span> <text:s/>ftp(1)</text:p>
      <text:p text:style-name="P26">The section refers the different ways the topic can be referenced, system call, shell command line, etc. </text:p>
      <text:p text:style-name="Horizontal_20_Line"/>
      <text:p text:style-name="P23"><text:span text:style-name="T26">Whatis:</text:span><text:span text:style-name="T28"> </text:span><text:s/><text:span text:style-name="T52">List the manual page title for the specified command, is the same than man -f &lt;command&gt;</text:span></text:p>
      <text:p text:style-name="P29">You must to type the command exactly unless apropos.</text:p>
      <text:p text:style-name="P30">Example:</text:p>
      <text:p text:style-name="P32">whatis mount</text:p>
      <text:p text:style-name="P28">mount(8) <text:s text:c="16"/>- mount file systems</text:p>
      <text:p text:style-name="P22"/>
      <text:p text:style-name="Horizontal_20_Line"/>
      <text:p text:style-name="P22"/>
      <text:p text:style-name="P3">* <text:span text:style-name="T1">Man pages:</text:span></text:p>
      <text:p text:style-name="P1"/>
      <text:p text:style-name="P38"><text:span text:style-name="T9">h </text:span><text:span text:style-name="T8">or</text:span><text:span text:style-name="T13"> H</text:span>→ <text:span text:style-name="T9">Help</text:span> inside the manual, will tell you the less keys to move yourselve inside the manual. </text:p>
      <text:p text:style-name="P1"/>
      <text:p text:style-name="P10"><text:span text:style-name="T9">^ </text:span>→ <text:span text:style-name="T2">Caret</text:span> means control, ^f → means to type: <text:s/>control + f</text:p>
      <text:p text:style-name="P8"/>
      <text:p text:style-name="P8">ls [OPTION]… [FILE]...</text:p>
      <text:p text:style-name="P10"/>
      <text:p text:style-name="P13">[ <text:s text:c="9"/>] → something inside brackets means optional</text:p>
      <text:p text:style-name="P14"/>
      <text:p text:style-name="P14"><text:soft-page-break/><text:span text:style-name="T9">[OPTION] </text:span>→ <text:span text:style-name="T31">I can specify </text:span>optional flags, like -a ,--all, -sh , -Pn, <text:s/><text:span text:style-name="T24">etc.</text:span></text:p>
      <text:p text:style-name="P15"><text:span text:style-name="T26">...</text:span> → <text:span text:style-name="T32">Ellipsis, </text:span>means that you can add <text:span text:style-name="T25">an arbitrary number of flags for the previous bracket.</text:span></text:p>
      <text:p text:style-name="P15"><text:span text:style-name="T42">Example: <text:s/></text:span><text:span text:style-name="T34"><text:s/>ls </text:span><text:span text:style-name="T11">-lat</text:span></text:p>
      <text:p text:style-name="P13"/>
      <text:p text:style-name="P13"><text:span text:style-name="T9">[FILE] </text:span>→<text:span text:style-name="T31"> I can specify an optional file, like ls <text:s/>/Desktop </text:span></text:p>
      <text:p text:style-name="P10"><text:span text:style-name="T26">…</text:span> →<text:span text:style-name="T30"> I can specify multiple files. </text:span></text:p>
      <text:p text:style-name="P35"><text:span text:style-name="T40">Example:</text:span> <text:s/><text:span text:style-name="T30">ls /Desktop /Downloads /Documents</text:span></text:p>
      <text:p text:style-name="P10"/>
      <text:p text:style-name="P54"><text:span text:style-name="T58">Italic text</text:span><text:span text:style-name="T57">:</text:span><text:span text:style-name="T56"> <text:s/></text:span>When the text is in italic you need to replace it with the appropriate argument.</text:p>
      <text:p text:style-name="P55">In most of the <text:span text:style-name="T59">Linux systems will be underlined only.</text:span></text:p>
      <text:p text:style-name="P56">Example:</text:p>
      <text:p text:style-name="P56">basename <text:span text:style-name="T40">OPTION</text:span>... <text:span text:style-name="T41">NAME…</text:span></text:p>
      <text:p text:style-name="P47"/>
      <text:p text:style-name="P10"/>
      <text:p text:style-name="P7">cal [-smjy13] [[[day] month] year]</text:p>
      <text:p text:style-name="P10"/>
      <text:p text:style-name="P16"><text:span text:style-name="T9">[-smjy13] </text:span><text:span text:style-name="T12">or [options]</text:span><text:span text:style-name="T33"> → the flags that you can use with the previous token (brakets) </text:span></text:p>
      <text:p text:style-name="P34"><text:span text:style-name="T40">Example:</text:span> <text:s/>cal -s3 <text:s text:c="2"/>→ display Sunday as a first day of the week and display the last 3 months.</text:p>
      <text:p text:style-name="P10"/>
      <text:p text:style-name="P17"><text:span text:style-name="T9">[[[day] month] year]</text:span> →<text:span text:style-name="T35"> If you remove the first set of brackets </text:span><text:span text:style-name="T38">year</text:span><text:span text:style-name="T35"> will be the one that will be used because it’s outside of all the brackets, then month and then day.</text:span></text:p>
      <text:p text:style-name="P18"><text:span text:style-name="T40">Example: </text:span><text:s/>cal 9 2019 <text:s/>→ will show the month of September of 2019</text:p>
      <text:p text:style-name="P17"><text:tab/> <text:s text:c="4"/><text:span text:style-name="T36">cal 25 10 2020 → will show the month of October of 2020 and will highlight the 25</text:span><text:span text:style-name="T39">th</text:span><text:span text:style-name="T36"> day.</text:span></text:p>
      <text:p text:style-name="P17"/>
      <text:p text:style-name="P17"/>
      <text:p text:style-name="P17"><text:span text:style-name="T9">mv [OPTION]... [-T] SOURCE DEST </text:span><text:s/>→<text:span text:style-name="T44"> move several optional flags + optional T + simple source or filename + any destination, we can move into a file or as another changing it’s name.</text:span></text:p>
      <text:p text:style-name="P19"><text:span text:style-name="T43">Example:</text:span> <text:s/><text:span text:style-name="T44">mv /home/example.txt /Documents/example_renamed.txt</text:span></text:p>
      <text:p text:style-name="P21"><text:s/></text:p>
      <text:p text:style-name="P17"><text:span text:style-name="T9">mv [OPTION]... SOURCE... DIRECTORY </text:span>→<text:span text:style-name="T45"> move + multiple optional flags + multiple optional sources + must be a directory.</text:span></text:p>
      <text:p text:style-name="P17"/>
      <text:p text:style-name="P17"><text:span text:style-name="T9">mv [OPTION]... -t DIRECTORY SOURCE…</text:span> <text:s/>→<text:span text:style-name="T46"> move + multiple optional flags + -t + directory + multiple optional sources.</text:span></text:p>
      <text:p text:style-name="P17"/>
      <text:p text:style-name="P17"/>
      <text:p text:style-name="P20"><text:span text:style-name="T9">date [OPTION]... [+FORMAT]</text:span> →date + multiple optional flags + optional format <text:span text:style-name="T47">adding a plus sign (+) at the beginning of format.</text:span></text:p>
      <text:p text:style-name="P20"><text:span text:style-name="T40">Example:</text:span> <text:span text:style-name="T47">date +%D <text:s text:c="2"/>→ 11/18/19</text:span></text:p>
      <text:p text:style-name="P20"/>
      <text:p text:style-name="P20"><text:span text:style-name="T9">date [-u|--utc|--universal] [MMDDhhmm[[CC]YY][.ss]]</text:span> →<text:span text:style-name="T48"> date + optional -u or –utc or –universal or a combination of them or all toghether + optional month day hour minute or the brackets that you remove.</text:span></text:p>
      <text:p text:style-name="P20"/>
      <text:p text:style-name="P20"/>
      <text:p text:style-name="P11"/>
      <text:p text:style-name="P9">* <text:span text:style-name="T3">Conventions: </text:span><text:span text:style-name="T5">You can see them in man, conventions </text:span><text:span text:style-name="T6">are, do: man man and search for it.</text:span></text:p>
      <text:p text:style-name="P10">… <text:s text:c="2"/><text:span text:style-name="T4">ellipsis </text:span></text:p>
      <text:p text:style-name="P13"/>
      <text:p text:style-name="P10"><text:span text:style-name="T9">* </text:span><text:span text:style-name="T10">Sections: </text:span><text:span text:style-name="T7">The manuals are split in different sections marked by number</text:span></text:p>
      <text:p text:style-name="P39">Normally I will use the section 8 information, system administrators and the 1.</text:p>
      <text:p text:style-name="P39"><text:soft-page-break/>You can see the content of the sections in <text:span text:style-name="T37">man man</text:span></text:p>
      <text:p text:style-name="P10"/>
      <text:p text:style-name="P10"/>
      <text:p text:style-name="P40"><text:span text:style-name="T9">*Built-in commands: </text:span><text:s/>like help, history, etc don’t have a man page but you can find information in the man page of the shell in which you are, like bash:</text:p>
      <text:p text:style-name="P41">man bash</text:p>
      <text:p text:style-name="P40"/>
      <text:p text:style-name="P73"/>
      <text:p text:style-name="P5">*Help:</text:p>
      <text:p text:style-name="P42"/>
      <text:p text:style-name="P43"><text:span text:style-name="T54">Display</text:span> information about the builtin commands that doesn’t have man pages: <text:span text:style-name="T55">help &lt;argument&gt;</text:span></text:p>
      <text:p text:style-name="P46">Example:</text:p>
      <text:p text:style-name="P45">help fg</text:p>
      <text:p text:style-name="P45"/>
      <text:p text:style-name="P45">&lt;command&gt; --help </text:p>
      <text:p text:style-name="P45">vim --help</text:p>
      <text:p text:style-name="P43"/>
      <text:p text:style-name="Horizontal_20_Line"/>
      <text:p text:style-name="P6">*Type:</text:p>
      <text:p text:style-name="P44">Tells you what kind of command is, builtin, the path <text:span text:style-name="T53">to it, etc.</text:span></text:p>
      <text:p text:style-name="P43"/>
      <text:p text:style-name="P43"/>
      <text:p text:style-name="Horizontal_20_Line"/>
      <text:p text:style-name="P72">Use Input/Output Redirection</text:p>
      <text:p text:style-name="P10"/>
      <text:p text:style-name="P64">Standard Input <text:s text:c="6"/>STDIN → 0</text:p>
      <text:p text:style-name="P64">Standard Output <text:s text:c="2"/>STOUT → 1</text:p>
      <text:p text:style-name="P64">Standard Error <text:s text:c="2"/>STDERR <text:s/>→ 2</text:p>
      <text:p text:style-name="P10"/>
      <text:p text:style-name="P60"><text:span text:style-name="T29">&lt; </text:span><text:s/><text:span text:style-name="T28">→</text:span><text:span text:style-name="T60"> </text:span><text:span text:style-name="T9">Directs the contents of a file to the command</text:span>, is the default action, less bigfile.txt and less &lt; bigfile.txt are the same.</text:p>
      <text:p text:style-name="P48">Example:</text:p>
      <text:p text:style-name="P65"><text:tab/>less &lt; bigfile.txt</text:p>
      <text:p text:style-name="P65"><text:tab/>less bigfile.txt</text:p>
      <text:p text:style-name="P10"/>
      <text:p text:style-name="P60"><text:span text:style-name="T26">&gt; </text:span><text:span text:style-name="T29">→</text:span><text:span text:style-name="T9">Directs standard output </text:span><text:span text:style-name="T17">(1) </text:span><text:span text:style-name="T9">to a file</text:span>. <text:span text:style-name="T40">If the file exists the content is overwritten.</text:span></text:p>
      <text:p text:style-name="P49">Example:</text:p>
      <text:p text:style-name="P66"><text:tab/>ls bigfile.txt &gt; new_file.txt</text:p>
      <text:p text:style-name="P62"/>
      <text:p text:style-name="P60"><text:span text:style-name="T26">&gt;&gt; →</text:span><text:span text:style-name="T27"> </text:span><text:s/><text:span text:style-name="T15">Append </text:span><text:span text:style-name="T9">the </text:span><text:span text:style-name="T16">standard output</text:span> of a command to a file, adding the output to the end of that file.</text:p>
      <text:p text:style-name="P50">Example:</text:p>
      <text:p text:style-name="P63"><text:tab/><text:span text:style-name="T61">ls bigfile.txt &gt;&gt; new_file.txt</text:span></text:p>
      <text:p text:style-name="P62"/>
      <text:p text:style-name="P61"><text:span text:style-name="T9">2&gt;</text:span> <text:span text:style-name="T9">Directs standard error to the filename</text:span></text:p>
      <text:p text:style-name="P50">Example:</text:p>
      <text:p text:style-name="P61"><text:tab/><text:span text:style-name="T62">ls asdfasasgdfgasfdas <text:s/></text:span><text:span text:style-name="T18">2&gt; </text:span><text:span text:style-name="T62">error.txt</text:span></text:p>
      <text:p text:style-name="P61"/>
      <text:p text:style-name="P61"><text:soft-page-break/><text:span text:style-name="T9">&amp;&gt;</text:span> <text:span text:style-name="T9">Redirecting Standard Output and Standard Error</text:span></text:p>
      <text:p text:style-name="P70">Used in BASH. Use this redirection if you are sure that will run over bash.</text:p>
      <text:p text:style-name="P70"/>
      <text:p text:style-name="P70"><text:span text:style-name="T19">&amp;</text:span><text:span text:style-name="T9">&gt;</text:span> is a bash extension and <text:span text:style-name="T40">not de jure standard.</text:span></text:p>
      <text:p text:style-name="P70"/>
      <text:p text:style-name="P51">Example:</text:p>
      <text:p text:style-name="P10"><text:tab/><text:span text:style-name="T63">ls bigfile.txt <text:s/>asdfasdfasdfasdfa <text:s text:c="2"/></text:span><text:span text:style-name="T14">&amp;&gt;</text:span><text:span text:style-name="T63"> error_and_output.txt</text:span></text:p>
      <text:p text:style-name="P10"/>
      <text:p text:style-name="P67"><text:span text:style-name="T9">&gt;&amp;</text:span> Same than a<text:span text:style-name="T64">bov</text:span>e, but the first is preffered</text:p>
      <text:p text:style-name="P52">Example:</text:p>
      <text:p text:style-name="P12"><text:tab/><text:span text:style-name="T63">ls bigfile.txt <text:s/>asdfasdfasdfasdfa <text:s text:c="2"/></text:span><text:span text:style-name="T14">&gt;&amp;</text:span><text:span text:style-name="T63"> error_and_output.txt</text:span></text:p>
      <text:p text:style-name="P10"/>
      <text:p text:style-name="P59"><text:span text:style-name="T9">2&gt;&amp;1</text:span> <text:s/>Duplicating an Output File Descriptor. <text:span text:style-name="T64">Is the same than above.</text:span></text:p>
      <text:p text:style-name="P69">Supported by most POSIX-compliant and Brourne-like shells.</text:p>
      <text:p text:style-name="P71"/>
      <text:p text:style-name="P71">2&gt;&amp;1 is standard Bourne/POSIX shell. </text:p>
      <text:p text:style-name="P68"/>
      <text:p text:style-name="P53">Example:</text:p>
      <text:p text:style-name="P58"><text:tab/>ls bigfile.txt asdfasdfasdfa <text:span text:style-name="T9">&gt;</text:span> <text:span text:style-name="T63">error_and_output.txt </text:span><text:span text:style-name="T14">2&gt;&amp;1</text:span></text:p>
      <text:p text:style-name="P57"/>
      <text:p text:style-name="P57"/>
      <text:p text:style-name="Horizontal_20_Line"/>
      <text:p text:style-name="P10"/>
      <text:p text:style-name="P74">Log in and Switch Users in Multiuser Targets:</text:p>
      <text:p text:style-name="P75"/>
      <text:p text:style-name="P79"><text:span text:style-name="T9">* Login Shell: </text:span><text:span text:style-name="T67">When you open a new terminal or console(remotelly) typing the user/password or opening a new tab, splitting the terminal (like with terminator), etc.</text:span></text:p>
      <text:p text:style-name="P80"/>
      <text:p text:style-name="P80"><text:span text:style-name="T71">Will load our custom environment variables and specific customization files, like:</text:span></text:p>
      <text:p text:style-name="P80"><text:span text:style-name="T69">~/</text:span><text:span text:style-name="T22">.bash_profile</text:span><text:span text:style-name="T67">, etc.</text:span></text:p>
      <text:p text:style-name="P80"/>
      <text:p text:style-name="P92">Example:</text:p>
      <text:p text:style-name="P94"><text:tab/>echo “<text:span text:style-name="T9">This is a Login Shell</text:span>” &gt;&gt; ~./.bash_profile</text:p>
      <text:p text:style-name="P83"><text:span text:style-name="T71">Every time</text:span> you open a <text:span text:style-name="T71">L</text:span>ogin <text:span text:style-name="T71">S</text:span>hell you will see th<text:span text:style-name="T71">e above</text:span> message.</text:p>
      <text:p text:style-name="P76"/>
      <text:p text:style-name="P76">How to open a Login Shell:</text:p>
      <text:list xml:id="list1385779961" text:style-name="L1">
        <text:list-item>
          <text:p text:style-name="P84">Opening a new terminal or console connection</text:p>
        </text:list-item>
        <text:list-item>
          <text:p text:style-name="P85">Adding hyphen into su command: <text:s/></text:p>
          <text:list>
            <text:list-item>
              <text:p text:style-name="P85">su <text:s/>- joaquim</text:p>
            </text:list-item>
            <text:list-item>
              <text:p text:style-name="P86">su -l joaquim</text:p>
            </text:list-item>
            <text:list-item>
              <text:p text:style-name="P86">su --loging joaquim</text:p>
            </text:list-item>
            <text:list-item>
              <text:p text:style-name="P87">You will appear in the /home of the user mentioned.</text:p>
            </text:list-item>
          </text:list>
        </text:list-item>
      </text:list>
      <text:p text:style-name="P96"/>
      <text:p text:style-name="P95"/>
      <text:p text:style-name="P78"><text:span text:style-name="T9">* No Login Shell: </text:span><text:span text:style-name="T72">If you change to another user while you are in the same terminal or console.</text:span></text:p>
      <text:p text:style-name="P78"/>
      <text:p text:style-name="P89">Won’t load the environment variables or customized files of the new user.</text:p>
      <text:p text:style-name="P89"/>
      <text:p text:style-name="P89">If you modify the envvar or .bashrc etc you won’t see the changes until you open a Login Shell.</text:p>
      <text:p text:style-name="P78"/>
      <text:p text:style-name="P91">Example:</text:p>
      <text:p text:style-name="P82"><text:tab/><text:span text:style-name="T68">su root</text:span></text:p>
      <text:p text:style-name="P82"><text:soft-page-break/><text:tab/><text:span text:style-name="T70">su joaquim</text:span></text:p>
      <text:p text:style-name="P88">You will change to the user and you will stay in the folder you been before</text:p>
      <text:p text:style-name="P88"/>
      <text:p text:style-name="P97"><text:span text:style-name="T9">joaquim</text:span>@ubuntu-pc:~/<text:span text:style-name="T9">Downloads</text:span>$ <text:span text:style-name="T9">sudo su root</text:span></text:p>
      <text:p text:style-name="P97">[sudo] password for joaquim: </text:p>
      <text:p text:style-name="P97"><text:span text:style-name="T9">root</text:span>@ubuntu-pc:<text:span text:style-name="T9">/home/joaquim/Downloads</text:span># </text:p>
      <text:p text:style-name="P78"><text:span text:style-name="T9"/></text:p>
      <text:p text:style-name="P78"><text:span text:style-name="T9"/></text:p>
      <text:p text:style-name="P78"><text:span text:style-name="T9">* Interactive Shell:</text:span></text:p>
      <text:p text:style-name="P81"><text:span text:style-name="T9">.bashrc → </text:span></text:p>
      <text:p text:style-name="P77"><text:span text:style-name="T9"/></text:p>
      <text:p text:style-name="P77"><text:span text:style-name="T9"/></text:p>
      <text:p text:style-name="P77"><text:span text:style-name="T9">* /</text:span><text:span text:style-name="T23">etc/profile: <text:s/>Global Login configuration file</text:span></text:p>
      <text:p text:style-name="P90">Will executed whenever any user logs into the system.</text:p>
      <text:p text:style-name="P77"><text:span text:style-name="T9"/></text:p>
      <text:p text:style-name="P77"><text:span text:style-name="T9"/></text:p>
      <text:p text:style-name="P77"><text:span text:style-name="T9">* </text:span><text:span text:style-name="T20">Target: </text:span><text:span text:style-name="T65">Goup of configuration files or services that are start when the system navigates or switches into the user-target specified, like multi-user.target, graphical-target, etc.</text:span></text:p>
      <text:p text:style-name="P77"/>
      <text:p text:style-name="P77"><text:span text:style-name="T9">* See default target:</text:span> </text:p>
      <text:p text:style-name="P93">joaquim@ubuntu-pc:~$ <text:span text:style-name="T9">systemctl get-default </text:span></text:p>
      <text:p text:style-name="P93">graphical.target</text:p>
      <text:p text:style-name="P77"/>
      <text:p text:style-name="P77"><text:span text:style-name="T9">* </text:span><text:span text:style-name="T21">How to change to another target:</text:span><text:span text:style-name="T66"> <text:s text:c="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20:53:23.116651330</meta:creation-date>
    <dc:date>2019-11-28T22:47:27.587747824</dc:date>
    <meta:editing-duration>PT12H32M20S</meta:editing-duration>
    <meta:editing-cycles>127</meta:editing-cycles>
    <meta:generator>LibreOffice/6.0.7.3$Linux_X86_64 LibreOffice_project/00m0$Build-3</meta:generator>
    <meta:document-statistic meta:table-count="0" meta:image-count="0" meta:object-count="0" meta:page-count="5" meta:paragraph-count="131" meta:word-count="1142" meta:character-count="6887" meta:non-whitespace-character-count="5682"/>
  </office:meta>
</office:document-meta>
</file>